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6.112cm"/>
    </style:style>
    <style:style style:name="Tabelle2.B" style:family="table-column">
      <style:table-column-properties style:column-width="10.901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7.911cm" table:align="left"/>
    </style:style>
    <style:style style:name="Tabelle6.A" style:family="table-column">
      <style:table-column-properties style:column-width="7.911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6.694cm" table:align="left"/>
    </style:style>
    <style:style style:name="Tabelle7.A" style:family="table-column">
      <style:table-column-properties style:column-width="1.588cm"/>
    </style:style>
    <style:style style:name="Tabelle7.B" style:family="table-column">
      <style:table-column-properties style:column-width="2.805cm"/>
    </style:style>
    <style:style style:name="Tabelle7.C" style:family="table-column">
      <style:table-column-properties style:column-width="2.302cm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5.666cm"/>
    </style:style>
    <style:style style:name="Tabelle1.B" style:family="table-column">
      <style:table-column-properties style:column-width="4.944cm"/>
    </style:style>
    <style:style style:name="Tabelle1.C" style:family="table-column">
      <style:table-column-properties style:column-width="6.403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b368" officeooo:paragraph-rsid="0005b368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b368" officeooo:paragraph-rsid="0005b368" style:font-weight-asian="bold" style:font-weight-complex="bold"/>
    </style:style>
    <style:style style:name="P3" style:family="paragraph" style:parent-style-name="Standard">
      <style:text-properties officeooo:rsid="0005b368" officeooo:paragraph-rsid="0005b368"/>
    </style:style>
    <style:style style:name="P4" style:family="paragraph" style:parent-style-name="Standard">
      <style:paragraph-properties fo:text-align="center" style:justify-single-word="false"/>
      <style:text-properties officeooo:rsid="0007fec2" officeooo:paragraph-rsid="0007fec2"/>
    </style:style>
    <style:style style:name="P5" style:family="paragraph" style:parent-style-name="Standard">
      <style:paragraph-properties fo:text-align="start" style:justify-single-word="false"/>
      <style:text-properties officeooo:rsid="0007fec2" officeooo:paragraph-rsid="0007fec2"/>
    </style:style>
    <style:style style:name="P6" style:family="paragraph" style:parent-style-name="Standard">
      <style:paragraph-properties fo:text-align="start" style:justify-single-word="false"/>
      <style:text-properties officeooo:rsid="000847f7" officeooo:paragraph-rsid="000847f7"/>
    </style:style>
    <style:style style:name="P7" style:family="paragraph" style:parent-style-name="Standard">
      <style:paragraph-properties fo:text-align="start" style:justify-single-word="false"/>
      <style:text-properties officeooo:rsid="00084a44" officeooo:paragraph-rsid="00084a44"/>
    </style:style>
    <style:style style:name="P8" style:family="paragraph" style:parent-style-name="Standard">
      <style:text-properties officeooo:paragraph-rsid="00084a44"/>
    </style:style>
    <style:style style:name="P9" style:family="paragraph" style:parent-style-name="Standard">
      <style:paragraph-properties fo:text-align="center" style:justify-single-word="false"/>
      <style:text-properties officeooo:rsid="0009dffb" officeooo:paragraph-rsid="0009dffb"/>
    </style:style>
    <style:style style:name="P10" style:family="paragraph" style:parent-style-name="Standard">
      <style:paragraph-properties fo:text-align="start" style:justify-single-word="false"/>
      <style:text-properties officeooo:rsid="0009ec8a" officeooo:paragraph-rsid="0009ec8a"/>
    </style:style>
    <style:style style:name="P11" style:family="paragraph" style:parent-style-name="Table_20_Contents">
      <style:paragraph-properties fo:text-align="start" style:justify-single-word="false"/>
      <style:text-properties officeooo:paragraph-rsid="00084a44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88a18" officeooo:paragraph-rsid="00084a44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officeooo:rsid="00288a18" officeooo:paragraph-rsid="00084a44"/>
    </style:style>
    <style:style style:name="P14" style:family="paragraph" style:parent-style-name="Table_20_Contents">
      <style:paragraph-properties fo:text-align="start" style:justify-single-word="false"/>
      <style:text-properties officeooo:rsid="002b1ece" officeooo:paragraph-rsid="00084a44"/>
    </style:style>
    <style:style style:name="P15" style:family="paragraph" style:parent-style-name="Table_20_Contents">
      <style:paragraph-properties fo:text-align="start" style:justify-single-word="false"/>
      <style:text-properties officeooo:rsid="002ce8fd" officeooo:paragraph-rsid="00084a44"/>
    </style:style>
    <style:style style:name="P16" style:family="paragraph" style:parent-style-name="Table_20_Contents">
      <style:paragraph-properties fo:text-align="start" style:justify-single-word="false"/>
      <style:text-properties fo:color="#2a6099" loext:opacity="100%" officeooo:paragraph-rsid="00084a44"/>
    </style:style>
    <style:style style:name="P17" style:family="paragraph" style:parent-style-name="Table_20_Contents">
      <style:paragraph-properties fo:text-align="start" style:justify-single-word="false"/>
      <style:text-properties fo:color="#2a6099" loext:opacity="100%" style:text-underline-style="none" officeooo:rsid="00084a44" officeooo:paragraph-rsid="00084a44"/>
    </style:style>
    <style:style style:name="P18" style:family="paragraph" style:parent-style-name="Table_20_Contents">
      <style:paragraph-properties fo:text-align="start" style:justify-single-word="false"/>
      <style:text-properties fo:color="#2a6099" loext:opacity="100%" style:text-underline-style="solid" style:text-underline-width="auto" style:text-underline-color="font-color" officeooo:rsid="00084a44" officeooo:paragraph-rsid="00084a44"/>
    </style:style>
    <style:style style:name="P19" style:family="paragraph" style:parent-style-name="Table_20_Contents">
      <style:paragraph-properties fo:text-align="start" style:justify-single-word="false"/>
      <style:text-properties fo:color="#00a933" loext:opacity="100%" officeooo:paragraph-rsid="00084a44"/>
    </style:style>
    <style:style style:name="P20" style:family="paragraph" style:parent-style-name="Table_20_Contents">
      <style:paragraph-properties fo:text-align="start" style:justify-single-word="false"/>
      <style:text-properties fo:color="#00a933" loext:opacity="100%" officeooo:rsid="00084a44" officeooo:paragraph-rsid="00084a44"/>
    </style:style>
    <style:style style:name="P21" style:family="paragraph" style:parent-style-name="Table_20_Contents">
      <style:paragraph-properties fo:text-align="start" style:justify-single-word="false"/>
      <style:text-properties officeooo:rsid="002e2517" officeooo:paragraph-rsid="00084a44"/>
    </style:style>
    <style:style style:name="P22" style:family="paragraph" style:parent-style-name="Table_20_Contents">
      <style:paragraph-properties fo:text-align="start" style:justify-single-word="false"/>
      <style:text-properties officeooo:rsid="002a398d" officeooo:paragraph-rsid="00084a44"/>
    </style:style>
    <style:style style:name="P23" style:family="paragraph" style:parent-style-name="Table_20_Contents">
      <style:paragraph-properties fo:text-align="start" style:justify-single-word="false"/>
      <style:text-properties fo:color="#c9211e" loext:opacity="100%" officeooo:rsid="00084a44" officeooo:paragraph-rsid="00084a44"/>
    </style:style>
    <style:style style:name="P24" style:family="paragraph" style:parent-style-name="Table_20_Contents">
      <style:paragraph-properties fo:text-align="center" style:justify-single-word="false"/>
      <style:text-properties fo:color="#c9211e" loext:opacity="100%" officeooo:rsid="00084a44" officeooo:paragraph-rsid="00084a44"/>
    </style:style>
    <style:style style:name="P25" style:family="paragraph" style:parent-style-name="Table_20_Contents">
      <style:paragraph-properties fo:text-align="start" style:justify-single-word="false"/>
      <style:text-properties officeooo:rsid="0009ec8a" officeooo:paragraph-rsid="0009ec8a"/>
    </style:style>
    <style:style style:name="P26" style:family="paragraph" style:parent-style-name="Table_20_Contents">
      <style:paragraph-properties fo:text-align="center" style:justify-single-word="false"/>
      <style:text-properties officeooo:rsid="0009ec8a" officeooo:paragraph-rsid="0009ec8a"/>
    </style:style>
    <style:style style:name="P27" style:family="paragraph" style:parent-style-name="Table_20_Contents">
      <style:paragraph-properties fo:text-align="start" style:justify-single-word="false"/>
      <style:text-properties officeooo:rsid="000a8250" officeooo:paragraph-rsid="000a8250"/>
    </style:style>
    <style:style style:name="P28" style:family="paragraph" style:parent-style-name="Table_20_Contents">
      <style:paragraph-properties fo:text-align="center" style:justify-single-word="false"/>
      <style:text-properties officeooo:rsid="000b7ac5" officeooo:paragraph-rsid="000b7ac5"/>
    </style:style>
    <style:style style:name="P29" style:family="paragraph" style:parent-style-name="Table_20_Contents">
      <style:paragraph-properties fo:text-align="start" style:justify-single-word="false"/>
      <style:text-properties officeooo:rsid="000b7ac5" officeooo:paragraph-rsid="000b7ac5"/>
    </style:style>
    <style:style style:name="P30" style:family="paragraph" style:parent-style-name="Table_20_Contents">
      <style:paragraph-properties fo:text-align="start" style:justify-single-word="false"/>
      <style:text-properties officeooo:rsid="000bd9eb" officeooo:paragraph-rsid="000bd9eb"/>
    </style:style>
    <style:style style:name="P31" style:family="paragraph" style:parent-style-name="Table_20_Contents">
      <style:paragraph-properties fo:text-align="start" style:justify-single-word="false"/>
      <style:text-properties officeooo:rsid="000c386d" officeooo:paragraph-rsid="000c386d"/>
    </style:style>
    <style:style style:name="P32" style:family="paragraph">
      <loext:graphic-properties draw:fill="solid" draw:fill-color="#000000"/>
      <style:paragraph-properties fo:text-align="center"/>
    </style:style>
    <style:style style:name="P33" style:family="paragraph">
      <loext:graphic-properties draw:fill-color="#000000"/>
      <style:paragraph-properties fo:text-align="center"/>
    </style:style>
    <style:style style:name="P34" style:family="paragraph">
      <style:paragraph-properties fo:text-align="center"/>
    </style:style>
    <style:style style:name="T1" style:family="text">
      <style:text-properties officeooo:rsid="00084a44"/>
    </style:style>
    <style:style style:name="T2" style:family="text">
      <style:text-properties officeooo:rsid="002a398d"/>
    </style:style>
    <style:style style:name="T3" style:family="text">
      <style:text-properties officeooo:rsid="002ce8fd"/>
    </style:style>
    <style:style style:name="T4" style:family="text">
      <style:text-properties officeooo:rsid="002b1ece"/>
    </style:style>
    <style:style style:name="T5" style:family="text">
      <style:text-properties officeooo:rsid="0009dffb"/>
    </style:style>
    <style:style style:name="T6" style:family="text">
      <style:text-properties officeooo:rsid="002e2517"/>
    </style:style>
    <style:style style:name="T7" style:family="text">
      <style:text-properties officeooo:rsid="000bd9eb"/>
    </style:style>
    <style:style style:name="T8" style:family="text">
      <style:text-properties officeooo:rsid="000c386d"/>
    </style:style>
    <style:style style:name="gr1" style:family="graphic">
      <style:graphic-properties draw:fill="solid" draw:fill-color="#000000" draw:textarea-horizontal-align="justify" draw:textarea-vertical-align="middle" draw:auto-grow-height="false" fo:min-height="0.206cm" fo:min-width="0.2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marker-end="Arrow" draw:marker-end-width="0.176cm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000000" draw:marker-end="Arrow" draw:marker-end-width="0.176cm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marker-start="Arrow" draw:marker-start-width="0.176cm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 Programmierung</text:p>
      <text:p text:style-name="P1"># → Anweisung an Precompiler</text:p>
      <text:p text:style-name="P1">„make -f hacker.m“</text:p>
      <text:p text:style-name="P1">-g </text:p>
      <text:p text:style-name="P1">-dbx → debugger</text:p>
      <text:p text:style-name="P1"/>
      <text:p text:style-name="P4">UML (Unified Modeling Language)</text:p>
      <text:p text:style-name="P5">Klassendiagramm</text:p>
      <text:p text:style-name="P6">Objektdiagramm</text:p>
      <text:p text:style-name="P6">Paketdiagramm</text:p>
      <text:p text:style-name="P6">Aktivitätsdiagramm (Was wird gerade getan)</text:p>
      <text:p text:style-name="P6">Zustandsdiagramm (Reaktionen auf Impuls)</text:p>
      <text:p text:style-name="P6">Kompositionsstrukturdiagramm</text:p>
      <text:p text:style-name="P6">Sequenzdiagramm</text:p>
      <text:p text:style-name="P6">Anwendungsfalldiagramm (Use cases)</text:p>
      <text:p text:style-name="P7">Timingdiagramm</text:p>
      <text:p text:style-name="P7">Kommunikationsdiagramm</text:p>
      <text:p text:style-name="P7">Interaktionsübersichtsdiagramm</text:p>
      <text:p text:style-name="P7"/>
      <text:p text:style-name="P7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12">Klassen</text:p>
          </table:table-cell>
          <table:covered-table-cell/>
        </table:table-row>
        <table:table-row>
          <table:table-cell table:style-name="Tabelle2.A2" office:value-type="string">
            <text:p text:style-name="P13">Beschreibung: </text:p>
            <text:p text:style-name="P14">Klassen sind Baupläne/Vorlagen für gleichartige Objekte zur Nachbildung „echter Objekte“ in Software.</text:p>
            <text:p text:style-name="P11"><text:span text:style-name="T4">Klassen best</text:span><text:span text:style-name="T1">ehen aus:</text:span><text:span text:style-name="T4"> </text:span></text:p>
            <text:p text:style-name="P23">Klassenname</text:p>
            <text:p text:style-name="P16"><text:span text:style-name="T1">Attribute</text:span></text:p>
            <text:p text:style-name="P19"><text:span text:style-name="T4">Operationen</text:span></text:p>
          </table:table-cell>
          <table:table-cell table:style-name="Tabelle2.B2" office:value-type="string">
            <text:p text:style-name="P13">Darstellung <text:span text:style-name="T2">(UML):</text:span></text:p>
            <table:table table:name="Tabelle6" table:style-name="Tabelle6">
              <table:table-column table:style-name="Tabelle6.A"/>
              <table:table-row>
                <table:table-cell table:style-name="Tabelle6.A1" office:value-type="string">
                  <text:p text:style-name="P24">Gast</text:p>
                </table:table-cell>
              </table:table-row>
              <table:table-row>
                <table:table-cell table:style-name="Tabelle6.A2" office:value-type="string">
                  <text:p text:style-name="P18">+ status: String=“König“</text:p>
                  <text:p text:style-name="P17">- geldbetrag: Eur</text:p>
                  <text:p text:style-name="P17"># hunger: boolean</text:p>
                  <text:p text:style-name="P17">+/ verkaufspreis: einkaufspreis + gewinn</text:p>
                </table:table-cell>
              </table:table-row>
              <table:table-row>
                <table:table-cell table:style-name="Tabelle6.A2" office:value-type="string">
                  <text:p text:style-name="P20">+ zahlen(p: int): boolean</text:p>
                </table:table-cell>
              </table:table-row>
            </table:table>
            <text:p text:style-name="P11"><text:span text:style-name="T1">Schreibweise</text:span><text:span text:style-name="T3">: </text:span></text:p>
            <text:p text:style-name="P15">Klassennamen immer groß geschrieben! Attribute und Operation<text:span text:style-name="T1">en</text:span> immer klein geschrieben!</text:p>
            <text:p text:style-name="P11"/>
            <table:table table:name="Tabelle7" table:style-name="Tabelle7">
              <table:table-column table:style-name="Tabelle7.A"/>
              <table:table-column table:style-name="Tabelle7.B"/>
              <table:table-column table:style-name="Tabelle7.C"/>
              <table:table-row>
                <table:table-cell table:style-name="Tabelle7.A1" office:value-type="string">
                  <text:p text:style-name="P15">Symbol</text:p>
                </table:table-cell>
                <table:table-cell table:style-name="Tabelle7.A1" office:value-type="string">
                  <text:p text:style-name="P21">Schlüsselwort</text:p>
                </table:table-cell>
                <table:table-cell table:style-name="Tabelle7.C1" office:value-type="string">
                  <text:p text:style-name="P21">Bedeutung</text:p>
                </table:table-cell>
              </table:table-row>
              <table:table-row>
                <table:table-cell table:style-name="Tabelle7.A2" office:value-type="string">
                  <text:p text:style-name="P11">-</text:p>
                </table:table-cell>
                <table:table-cell table:style-name="Tabelle7.A2" office:value-type="string">
                  <text:p text:style-name="P21">private</text:p>
                </table:table-cell>
                <table:table-cell table:style-name="Tabelle7.C2" office:value-type="string">
                  <text:p text:style-name="P21">privat</text:p>
                </table:table-cell>
              </table:table-row>
              <table:table-row>
                <table:table-cell table:style-name="Tabelle7.A2" office:value-type="string">
                  <text:p text:style-name="P21">+</text:p>
                </table:table-cell>
                <table:table-cell table:style-name="Tabelle7.A2" office:value-type="string">
                  <text:p text:style-name="P21">public</text:p>
                </table:table-cell>
                <table:table-cell table:style-name="Tabelle7.C2" office:value-type="string">
                  <text:p text:style-name="P21">öffentlich</text:p>
                </table:table-cell>
              </table:table-row>
              <table:table-row>
                <table:table-cell table:style-name="Tabelle7.A2" office:value-type="string">
                  <text:p text:style-name="P21">#</text:p>
                </table:table-cell>
                <table:table-cell table:style-name="Tabelle7.A2" office:value-type="string">
                  <text:p text:style-name="P21">protected</text:p>
                </table:table-cell>
                <table:table-cell table:style-name="Tabelle7.C2" office:value-type="string">
                  <text:p text:style-name="P21">Geschützt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elle2.B2" table:number-columns-spanned="2" office:value-type="string">
            <text:p text:style-name="P22">Beispielcode (Java):</text:p>
            <text:p text:style-name="P22"/>
            <text:p text:style-name="P11"><text:span text:style-name="T6">class </text:span><text:span text:style-name="T5">Gast</text:span><text:span text:style-name="T6"> {</text:span></text:p>
            <text:p text:style-name="P11"><text:span text:style-name="T6"><text:tab/>p</text:span><text:span text:style-name="T5">ublic</text:span><text:span text:style-name="T6"> String </text:span><text:span text:style-name="T5">status = „König“</text:span><text:span text:style-name="T6">;</text:span></text:p>
            <text:p text:style-name="P11"><text:span text:style-name="T6"><text:tab/>private </text:span><text:span text:style-name="T5">Eur</text:span><text:span text:style-name="T6"> </text:span><text:span text:style-name="T5">geldbetrag</text:span><text:span text:style-name="T6">;</text:span></text:p>
            <text:p text:style-name="P21"><text:tab/><text:span text:style-name="T5">protected boolean hunger;</text:span></text:p>
            <text:p text:style-name="P21"><text:tab/></text:p>
            <text:p text:style-name="P11"><text:span text:style-name="T6"><text:tab/>p</text:span><text:span text:style-name="T5">ublic boolean zahlen(int)</text:span><text:span text:style-name="T6">{</text:span></text:p>
            <text:p text:style-name="P21"><text:tab/></text:p>
            <text:p text:style-name="P21"><text:tab/>};</text:p>
            <text:p text:style-name="P21">}</text:p>
          </table:table-cell>
          <table:covered-table-cell/>
        </table:table-row>
      </table:table>
      <text:p text:style-name="P8"/>
      <text:p text:style-name="P7"><text:soft-page-break/></text:p>
      <text:p text:style-name="P9">Binäre Assoziationen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6">Name</text:p>
          </table:table-cell>
          <table:table-cell table:style-name="Tabelle1.A1" office:value-type="string">
            <text:p text:style-name="P26">Darstellung</text:p>
          </table:table-cell>
          <table:table-cell table:style-name="Tabelle1.C1" office:value-type="string">
            <text:p text:style-name="P28">Beispielkassen (zwischen)</text:p>
          </table:table-cell>
        </table:table-row>
        <table:table-row>
          <table:table-cell table:style-name="Tabelle1.A2" office:value-type="string">
            <text:p text:style-name="P25">Bidirektional Navigierbarkeit</text:p>
            <text:p text:style-name="P25"/>
          </table:table-cell>
          <table:table-cell table:style-name="Tabelle1.A2" office:value-type="string">
            <text:p text:style-name="P29"><draw:line text:anchor-type="paragraph" draw:z-index="0" draw:name="Form1" draw:style-name="gr7" draw:text-style-name="P33" svg:x1="0.908cm" svg:y1="0.293cm" svg:x2="1.808cm" svg:y2="0.293cm"><text:p/></draw:line><draw:line text:anchor-type="paragraph" draw:z-index="1" draw:name="Form2" draw:style-name="gr6" draw:text-style-name="P33" svg:x1="1.808cm" svg:y1="0.293cm" svg:x2="2.761cm" svg:y2="0.293cm"><text:p/></draw:line></text:p>
            <text:p text:style-name="P29"><text:s text:c="9"/>1 <text:s text:c="13"/>1 <text:s text:c="25"/></text:p>
          </table:table-cell>
          <table:table-cell table:style-name="Tabelle1.C2" office:value-type="string">
            <text:p text:style-name="P29">Freund und Freundin,</text:p>
            <text:p text:style-name="P29">Parkplatz und Ort</text:p>
          </table:table-cell>
        </table:table-row>
        <table:table-row>
          <table:table-cell table:style-name="Tabelle1.A2" office:value-type="string">
            <text:p text:style-name="P25">Verbot der N.</text:p>
            <text:p text:style-name="P25"><draw:line text:anchor-type="paragraph" draw:z-index="2" draw:name="Form3" draw:style-name="gr5" draw:text-style-name="P33" svg:x1="6.472cm" svg:y1="0.012cm" svg:x2="8.324cm" svg:y2="0.012cm"><text:p text:style-name="P34"><text:s text:c="4"/></text:p></draw:line></text:p>
          </table:table-cell>
          <table:table-cell table:style-name="Tabelle1.A2" office:value-type="string">
            <text:p text:style-name="P25"><draw:line text:anchor-type="paragraph" draw:z-index="3" draw:name="Form4" draw:style-name="gr4" draw:text-style-name="P33" svg:x1="0.961cm" svg:y1="0.235cm" svg:x2="1.279cm" svg:y2="0.738cm"><text:p/></draw:line><draw:line text:anchor-type="paragraph" draw:z-index="4" draw:name="Form5" draw:style-name="gr4" draw:text-style-name="P33" svg:x1="1.279cm" svg:y1="0.235cm" svg:x2="0.961cm" svg:y2="0.738cm"><text:p/></draw:line><draw:line text:anchor-type="paragraph" draw:z-index="5" draw:name="Form6" draw:style-name="gr4" draw:text-style-name="P33" svg:x1="2.152cm" svg:y1="0.288cm" svg:x2="2.443cm" svg:y2="0.738cm"><text:p/></draw:line><draw:line text:anchor-type="paragraph" draw:z-index="6" draw:name="Form7" draw:style-name="gr4" draw:text-style-name="P33" svg:x1="2.443cm" svg:y1="0.288cm" svg:x2="2.152cm" svg:y2="0.738cm"><text:p/></draw:line></text:p>
          </table:table-cell>
          <table:table-cell table:style-name="Tabelle1.C2" office:value-type="string">
            <text:p text:style-name="P29">Katze und Maus,</text:p>
            <text:p text:style-name="P29"/>
          </table:table-cell>
        </table:table-row>
        <table:table-row>
          <table:table-cell table:style-name="Tabelle1.A2" office:value-type="string">
            <text:p text:style-name="P25">Unspezifiziert Assoziationen</text:p>
            <text:p text:style-name="P25"/>
          </table:table-cell>
          <table:table-cell table:style-name="Tabelle1.A2" office:value-type="string">
            <text:p text:style-name="P25"><draw:line text:anchor-type="paragraph" draw:z-index="7" draw:name="Form8" draw:style-name="gr4" draw:text-style-name="P33" svg:x1="1.067cm" svg:y1="0.467cm" svg:x2="2.549cm" svg:y2="0.467cm"><text:p/></draw:line></text:p>
          </table:table-cell>
          <table:table-cell table:style-name="Tabelle1.C2" office:value-type="string">
            <text:p text:style-name="P29">Eltern und Lehrer,</text:p>
            <text:p text:style-name="P31">Fahrgast und Lokführer</text:p>
          </table:table-cell>
        </table:table-row>
        <table:table-row>
          <table:table-cell table:style-name="Tabelle1.A2" office:value-type="string">
            <text:p text:style-name="P27">unidi<text:span text:style-name="T7">re</text:span>ktional</text:p>
            <text:p text:style-name="P25"/>
          </table:table-cell>
          <table:table-cell table:style-name="Tabelle1.A2" office:value-type="string">
            <text:p text:style-name="P25"><draw:line text:anchor-type="paragraph" draw:z-index="8" draw:name="Form9" draw:style-name="gr3" draw:text-style-name="P32" svg:x1="0.935cm" svg:y1="0.436cm" svg:x2="3.025cm" svg:y2="0.436cm"><text:p/></draw:line><draw:line text:anchor-type="paragraph" draw:z-index="9" draw:name="Form10" draw:style-name="gr2" draw:text-style-name="P32" svg:x1="1.147cm" svg:y1="0.171cm" svg:x2="1.517cm" svg:y2="0.674cm"><text:p/></draw:line><draw:line text:anchor-type="paragraph" draw:z-index="10" draw:name="Form11" draw:style-name="gr2" draw:text-style-name="P32" svg:x1="1.517cm" svg:y1="0.171cm" svg:x2="1.147cm" svg:y2="0.674cm"><text:p/></draw:line></text:p>
          </table:table-cell>
          <table:table-cell table:style-name="Tabelle1.C2" office:value-type="string">
            <text:p text:style-name="P29">Telefonbieter und Auktionator,</text:p>
            <text:p text:style-name="P30">Geliebte und Ehefrau</text:p>
          </table:table-cell>
        </table:table-row>
        <table:table-row>
          <table:table-cell table:style-name="Tabelle1.A2" office:value-type="string">
            <text:p text:style-name="P29">Teilweise spezifiziert</text:p>
            <text:p text:style-name="P27"/>
          </table:table-cell>
          <table:table-cell table:style-name="Tabelle1.A2" office:value-type="string">
            <text:p text:style-name="P25"><draw:line text:anchor-type="paragraph" draw:z-index="11" draw:name="Form12" draw:style-name="gr3" draw:text-style-name="P32" svg:x1="1.097cm" svg:y1="0.43cm" svg:x2="2.87cm" svg:y2="0.43cm"><text:p/></draw:line></text:p>
          </table:table-cell>
          <table:table-cell table:style-name="Tabelle1.C2" office:value-type="string">
            <text:p text:style-name="P29">Mörder und Polizist,</text:p>
            <text:p text:style-name="P29"/>
          </table:table-cell>
        </table:table-row>
        <table:table-row>
          <table:table-cell table:style-name="Tabelle1.A2" office:value-type="string">
            <text:p text:style-name="P29">Besitz</text:p>
            <text:p text:style-name="P29"/>
          </table:table-cell>
          <table:table-cell table:style-name="Tabelle1.A2" office:value-type="string">
            <text:p text:style-name="P25"><draw:line text:anchor-type="paragraph" draw:z-index="12" draw:name="Form13" draw:style-name="gr2" draw:text-style-name="P32" svg:x1="1.177cm" svg:y1="0.372cm" svg:x2="2.95cm" svg:y2="0.372cm"><text:p/></draw:line><draw:custom-shape text:anchor-type="paragraph" draw:z-index="13" draw:name="Form14" draw:style-name="gr1" draw:text-style-name="P32" svg:width="0.292cm" svg:height="0.292cm" svg:x="2.79cm" svg:y="0.2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1.C2" office:value-type="string">
            <text:p text:style-name="P29">Gast und Gericht<text:span text:style-name="T8">(Essen)</text:span>,</text:p>
            <text:p text:style-name="P29"/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1T19:02:53.500000000</meta:creation-date>
    <dc:date>2020-11-26T11:22:43.840000000</dc:date>
    <meta:editing-duration>PT49M46S</meta:editing-duration>
    <meta:editing-cycles>8</meta:editing-cycles>
    <meta:generator>LibreOffice/7.0.1.2$Windows_X86_64 LibreOffice_project/7cbcfc562f6eb6708b5ff7d7397325de9e764452</meta:generator>
    <meta:document-statistic meta:table-count="4" meta:image-count="0" meta:object-count="0" meta:page-count="2" meta:paragraph-count="75" meta:word-count="169" meta:character-count="1434" meta:non-whitespace-character-count="1279"/>
  </office:meta>
</office:document-meta>
</file>